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4_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braham de Sola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31 August 1857</text:p>
      <text:p text:style-name="P2">Month<text:tab/><text:tab/><text:tab/><text:tab/><text:tab/><text:tab/>August</text:p>
      <text:p text:style-name="P2">Year<text:tab/><text:tab/><text:tab/><text:tab/><text:tab/><text:tab/>185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Rev. S. Morais/</text:span></text:p>
      <text:p text:style-name="P2"><text:span text:style-name="T1"><text:tab/>824 Nth 6</text:span><text:span text:style-name="T2">th</text:span><text:span text:style-name="T1"> St/</text:span></text:p>
      <text:p text:style-name="P2"><text:span text:style-name="T1"/></text:p>
      <text:p text:style-name="P2"><text:span text:style-name="T1">[Page 1]</text:span></text:p>
      <text:p text:style-name="P4"><text:span text:style-name="T1">Philada 31</text:span><text:span text:style-name="T2">st</text:span><text:span text:style-name="T1"> August 57./</text:span></text:p>
      <text:p text:style-name="P2"><text:span text:style-name="T1">My dear sir/</text:span></text:p>
      <text:p text:style-name="P2"><text:span text:style-name="T1"><text:tab/>I much regret that/ my limited leisure will not permit my/ seeing you once more before leaving/ the city. <text:s/>I would not go however without/ thanking you for your attention during/ my stay and to assure you that should/ you and Mrs Morais favor us with/ a visit north that both Mrs DeSola/ and myself will be most happy to/ reciprocate your kindness/</text:span></text:p>
      <text:p text:style-name="P2"><text:span text:style-name="T1"><text:tab/>Wishing you and yours [Hebrew]/</text:span></text:p>
      <text:p text:style-name="P2"><text:span text:style-name="T1"><text:tab/><text:tab/>I remain yours faithfully/</text:span></text:p>
      <text:p text:style-name="P2"><text:span text:style-name="T1"><text:tab/><text:tab/>Abraham de Sola/</text:span></text:p>
      <text:p text:style-name="P2"><text:span text:style-name="T1">The Rev. s. O Morais/</text:span></text:p>
      <text:p text:style-name="P2"><text:span text:style-name="T1">&amp;c &amp;c &amp;c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12:35:51</meta:creation-date>
    <dc:date>2009-04-22T12:43:36</dc:date>
    <dc:language>en-US</dc:language>
    <meta:editing-cycles>2</meta:editing-cycles>
    <meta:editing-duration>PT6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264" meta:character-count="1829"/>
  </office:meta>
</office:document-meta>
</file>